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n Salvador Leseverst<text:span text:style-name="T1">ä</text:span>ndnis</text:p>
      <text:p text:style-name="Standard">1. Paul hat sich einen neuen Füllfederhalter gekauft, um einen Roman zu schreiben. Falsch</text:p>
      <text:p text:style-name="Standard">Paul hat sich einen neuen Füllfederhalter gekauft, um einen Brief zu schreiben.</text:p>
      <text:p text:style-name="Standard">2. Paul findet den Winter in der Schweiz zu kalt. Richtig.</text:p>
      <text:p text:style-name="Standard">3. Er hat vor, nach San Salvador in Mittelamerika zu fliegen. Richtig.</text:p>
      <text:p text:style-name="Standard">4. Er ist ein intellektueller Mensh, der sehr sensibel ist: ihm fällt es aber schwer zu handeln. Richtig.</text:p>
      <text:p text:style-name="Standard">5. Paul sehnt sich nach Wärme, Abenteuer und Unbekanntem. Richtig.</text:p>
      <text:p text:style-name="Standard">6. Paul gefällt es, dass auf Hildegard immer Verlass ist, dass er immer genau weiss, was, wann, wo, und wie sie etwas macht. Nicht im Text. Paul weiss immer genau, was, wann, wo, und wie sie etwas macht.</text:p>
      <text:p text:style-name="Standard">7. Paul weiss, warum Hildegard so handelt, wie sie es tut. Richtig.</text:p>
      <text:p text:style-name="Standard">8. Paul hat einen guten Freund, dem er oft Briefe schreibt. Falsh. Paul schreibt seinen Eltern einen Brief.</text:p>
      <text:p text:style-name="Standard">9. Paul kann sich nicht vorstellen, seine Kinder allein zu lassen. Falsh. Paul stellt sich vor, seine Kinder und Frau allein zu lassen.</text:p>
      <text:p text:style-name="Standard">10. Paul geht regelmässig ins Gasthaus ,,Löwe”, um dort mit Freunden zu trinken. Nicht im Text. Paul geht regelmässig ins Gasthaus ,,Löwe”.</text:p>
      <text:p text:style-name="Standard">11. Hildegard ist eine Frau, die genau so automatisch handelt, wie Paul es sich vorstellt. Richtig.</text:p>
      <text:p text:style-name="Standard">12. Paul und Hildegard sind sehr glücklich miteinander; deswegen fällt es ihm schwer, sich von ihr zu trennen. Falsch. Paul und Hildegard sind nicht glücklich miteinander, aber es fällt Paul schwer zu lassen.</text:p>
      <text:p text:style-name="Standard">13. Dass Paul am Ende da sitzt, ohne sich zu bewegen, ist wichtig für die Bedeutung der Erzählung. Richti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Ritchie</meta:initial-creator>
    <meta:creation-date>2016-02-15T09:44:33.33</meta:creation-date>
    <dc:date>2016-03-17T17:09:58.35</dc:date>
    <dc:creator>Robert Ritchie</dc:creator>
    <meta:editing-duration>PT16M8S</meta:editing-duration>
    <meta:editing-cycles>2</meta:editing-cycles>
    <meta:generator>OpenOffice/4.0.0$Win32 OpenOffice.org_project/400m3$Build-9702</meta:generator>
    <meta:printed-by>Robert Ritchie</meta:printed-by>
    <meta:print-date>2016-03-17T17:09:46.94</meta:print-date>
    <meta:document-statistic meta:table-count="0" meta:image-count="0" meta:object-count="0" meta:page-count="1" meta:paragraph-count="15" meta:word-count="261" meta:character-count="1561"/>
  </office:meta>
</office:document-meta>
</file>